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officeooo:paragraph-rsid="001c87f0"/>
    </style:style>
    <style:style style:name="P3" style:family="paragraph" style:parent-style-name="Standard">
      <style:text-properties officeooo:paragraph-rsid="001c87f0"/>
    </style:style>
    <style:style style:name="P4" style:family="paragraph" style:parent-style-name="Standard" style:list-style-name="L3">
      <style:text-properties officeooo:paragraph-rsid="001c87f0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87f0" officeooo:paragraph-rsid="001c87f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da9e1" officeooo:paragraph-rsid="001da9e1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c87f0" officeooo:paragraph-rsid="001c87f0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da9e1" officeooo:paragraph-rsid="001da9e1" style:font-weight-asian="normal" style:font-weight-complex="normal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000000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87f0"/>
    </style:style>
    <style:style style:name="T3" style:family="text">
      <style:text-properties fo:color="#c586c0"/>
    </style:style>
    <style:style style:name="T4" style:family="text">
      <style:text-properties fo:color="#569cd6"/>
    </style:style>
    <style:style style:name="T5" style:family="text">
      <style:text-properties fo:color="#ce9178"/>
    </style:style>
    <style:style style:name="T6" style:family="text">
      <style:text-properties fo:color="#dcdcaa"/>
    </style:style>
    <style:style style:name="T7" style:family="text">
      <style:text-properties fo:color="#4ec9b0"/>
    </style:style>
    <style:style style:name="T8" style:family="text">
      <style:text-properties fo:color="#6a9955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ICH KAMDOUM DEAMENI</text:p>
      <text:p text:style-name="P1">Mat-Nr: 506520</text:p>
      <text:p text:style-name="P1"/>
      <text:p text:style-name="P1">Uebungsblatt 3:</text:p>
      <text:p text:style-name="Standard"/>
      <text:p text:style-name="P3"><text:span text:style-name="T1">Übung 1: Pointer</text:span></text:p>
      <text:list xml:id="list64085310" text:style-name="L3">
        <text:list-item>
          <text:p text:style-name="P4">i + 1 -&gt; korrekt (int)</text:p>
        </text:list-item>
        <text:list-item>
          <text:p text:style-name="P4">*p -&gt; korrekt (int)</text:p>
        </text:list-item>
        <text:list-item>
          <text:p text:style-name="P4">*p + 3 -&gt; korrekt (int)</text:p>
        </text:list-item>
        <text:list-item>
          <text:p text:style-name="P4">&amp;i == p -&gt; korrekt (bool)</text:p>
        </text:list-item>
        <text:list-item>
          <text:p text:style-name="P4">i == *p -&gt; korrekt (bool)</text:p>
        </text:list-item>
        <text:list-item>
          <text:p text:style-name="P4">&amp;p -&gt; korrekt ()</text:p>
        </text:list-item>
        <text:list-item>
          <text:p text:style-name="P4">p + 1 -&gt; nicht korrekt</text:p>
        </text:list-item>
        <text:list-item>
          <text:p text:style-name="P4">&amp;p == i -&gt; nicht korrekt</text:p>
        </text:list-item>
        <text:list-item>
          <text:p text:style-name="P4">**(&amp;p) -&gt; korrekt (int)</text:p>
        </text:list-item>
        <text:list-item>
          <text:p text:style-name="P4">*p + i &gt; 1 -&gt; korrekt (bool)</text:p>
        </text:list-item>
      </text:list>
      <text:p text:style-name="Standard"/>
      <text:p text:style-name="P1">Übung 2: Destruktor</text:p>
      <text:list xml:id="list1198540132" text:style-name="L2">
        <text:list-item>
          <text:p text:style-name="P2">alle Objekte der Klasse C wegzuräumen -&gt; richtig</text:p>
        </text:list-item>
        <text:list-item>
          <text:p text:style-name="P2">Objekte der Klasse C im Heap wegzuräumen -&gt; richtig</text:p>
        </text:list-item>
        <text:list-item>
          <text:p text:style-name="P2">alle Komponenten von Objekten der Klasse C wegzuräumen -&gt; richtig</text:p>
        </text:list-item>
        <text:list-item>
          <text:p text:style-name="P2">Komponenten von Objekten der Klasse C , die im Heap liegen, wegzuräumen -&gt; falsch</text:p>
        </text:list-item>
      </text:list>
      <text:p text:style-name="Standard"/>
      <text:p text:style-name="P1">Übung 3: new &amp; delete</text:p>
      <text:p text:style-name="Standard">1. Große Objekte oder Felder deren Größe erst zur Laufzeit bekannt sind, können mit Hilfe von new auf dem Heap alloziert werden. Hier ist der Wert von int noch nicht festgelegt.</text:p>
      <text:p text:style-name="Standard"/>
      <text:p text:style-name="Standard">2. nein</text:p>
      <text:p text:style-name="Standard"/>
      <text:p text:style-name="Standard">3. </text:p>
      <text:p text:style-name="Standard">a) Die beide haben keinen Wert</text:p>
      <text:p text:style-name="Standard">b) In der erste Aufruf das Objekt existiert nicht mehr, der Zeiger schon, deswegen bei Zugriff folgt ein segmentation fault. Das ist besonders gefährlich wenn mehrere Zeiger auf dasselbe Objekt existieren.</text:p>
      <text:p text:style-name="Standard"/>
      <text:p text:style-name="P1">Übung 4: Vekettete Liste</text:p>
      <text:p text:style-name="Standard">1) der Pointer zeigt im Moment nicht auf eine Variable/Funktion und zeigt nicht auf irgendwelche Adresse in Heap.</text:p>
      <text:p text:style-name="Standard"/>
      <text:p text:style-name="Standard">2) Der Kode steht unten</text:p>
      <text:p text:style-name="Standard"/>
      <text:p text:style-name="Standard">5) Wenn mann die Liste Kopiert, wird die Liste richtig kopiert. Das ist möglich dank des Konstruktor und Zuweisungsoperator "=".</text:p>
      <text:p text:style-name="Standard"/>
      <text:p text:style-name="P1">Übung 5: Verkettete Liste (min/max)</text:p>
      <text:p text:style-name="Standard">1.</text:p>
      <text:p text:style-name="Standard">- gute Testfälle: Die liste ist Aufsteigend geordnet.</text:p>
      <text:p text:style-name="Standard">- Seiteneffekte: Die liste ist leer.</text:p>
      <text:p text:style-name="Standard">- <text:span text:style-name="T2">Sieht den Kode.</text:span></text:p>
      <text:p text:style-name="Standard"/>
      <text:p text:style-name="Standard">3. Wir m<text:span text:style-name="T2">ü</text:span>ssen static Variable und Zeiger benutzen. Das führt dazu, dass die Methoden auch als static definiert werden müssen.</text:p>
      <text:p text:style-name="Standard"><text:soft-page-break/></text:p>
      <text:p text:style-name="P5">Node.h</text:p>
      <text:p text:style-name="P7">#include &lt;iostream&gt;</text:p>
      <text:p text:style-name="P7">#include &lt;stdio.h&gt;</text:p>
      <text:p text:style-name="P7"/>
      <text:p text:style-name="P7">#ifndef NODE_H_</text:p>
      <text:p text:style-name="P7">#define NODE_H_</text:p>
      <text:p text:style-name="P7"/>
      <text:p text:style-name="P7">class Node</text:p>
      <text:p text:style-name="P7">{</text:p>
      <text:p text:style-name="P7">private:</text:p>
      <text:p text:style-name="P7"><text:s text:c="4"/>/* data */</text:p>
      <text:p text:style-name="P7"><text:s text:c="4"/>Node *next;</text:p>
      <text:p text:style-name="P7"/>
      <text:p text:style-name="P7">public:</text:p>
      <text:p text:style-name="P7"><text:s text:c="4"/>/* Konstruktoren */</text:p>
      <text:p text:style-name="P7"><text:s text:c="4"/>Node();</text:p>
      <text:p text:style-name="P7"><text:s text:c="4"/>Node(int);</text:p>
      <text:p text:style-name="P7"><text:s text:c="4"/>~Node();</text:p>
      <text:p text:style-name="P7"/>
      <text:p text:style-name="P7"><text:s text:c="4"/>/* data */</text:p>
      <text:p text:style-name="P7"><text:s text:c="4"/>friend class List;</text:p>
      <text:p text:style-name="P7"><text:s text:c="4"/>int value;</text:p>
      <text:p text:style-name="P7"/>
      <text:p text:style-name="P7">};</text:p>
      <text:p text:style-name="P7"/>
      <text:p text:style-name="P7">#endif /* NODE_H_ */</text:p>
      <text:p text:style-name="P7"/>
      <text:p text:style-name="P6">Node.cpp</text:p>
      <text:p text:style-name="P8">#include "Node.h"</text:p>
      <text:p text:style-name="P8"/>
      <text:p text:style-name="P8">using namespace std;</text:p>
      <text:p text:style-name="P8"/>
      <text:p text:style-name="P8">Node::Node()</text:p>
      <text:p text:style-name="P8">{</text:p>
      <text:p text:style-name="P8"><text:s text:c="4"/>value = 0;</text:p>
      <text:p text:style-name="P8"><text:s text:c="4"/>next = nullptr;</text:p>
      <text:p text:style-name="P8">}</text:p>
      <text:p text:style-name="P8"/>
      <text:p text:style-name="P8">Node::Node(int value_)</text:p>
      <text:p text:style-name="P8">{</text:p>
      <text:p text:style-name="P8"><text:s text:c="4"/>value = value_;</text:p>
      <text:p text:style-name="P8"><text:s text:c="4"/>next = nullptr;</text:p>
      <text:p text:style-name="P8">}</text:p>
      <text:p text:style-name="P8"/>
      <text:p text:style-name="P8">Node::~Node()</text:p>
      <text:p text:style-name="P8">{</text:p>
      <text:p text:style-name="P8"><text:s text:c="4"/>value = 0;</text:p>
      <text:p text:style-name="P8"><text:s text:c="4"/>next = nullptr;</text:p>
      <text:p text:style-name="P8">}</text:p>
      <text:p text:style-name="P8"/>
      <text:p text:style-name="P6">List.h</text:p>
      <text:p text:style-name="P8"><text:soft-page-break/></text:p>
      <text:p text:style-name="P7">#include &lt;iostream&gt;</text:p>
      <text:p text:style-name="P7">#include &lt;stdio.h&gt;</text:p>
      <text:p text:style-name="P7"/>
      <text:p text:style-name="P7">#include "Node.h"</text:p>
      <text:p text:style-name="P7"/>
      <text:p text:style-name="P7">#ifndef LIST_H_</text:p>
      <text:p text:style-name="P7">#define LIST_H_</text:p>
      <text:p text:style-name="P7"/>
      <text:p text:style-name="P7">class List</text:p>
      <text:p text:style-name="P7">{</text:p>
      <text:p text:style-name="P7">private:</text:p>
      <text:p text:style-name="P7"><text:s text:c="4"/>/* data */</text:p>
      <text:p text:style-name="P7"><text:s text:c="4"/>Node *first_; <text:s/>//pointer to the first element</text:p>
      <text:p text:style-name="P7"><text:s text:c="4"/>Node *next_; <text:s/>//pointer to the next element</text:p>
      <text:p text:style-name="P7"/>
      <text:p text:style-name="P7">public:</text:p>
      <text:p text:style-name="P7"><text:s text:c="4"/>/* Konstruktoren */</text:p>
      <text:p text:style-name="P7"><text:s text:c="4"/>List ();</text:p>
      <text:p text:style-name="P7"><text:s text:c="4"/>~List();</text:p>
      <text:p text:style-name="P7"><text:s text:c="4"/>List (const List &amp;); <text:s/>//Copy-Konstruktor</text:p>
      <text:p text:style-name="P7"/>
      <text:p text:style-name="P7"><text:s text:c="4"/>/* Methoden */</text:p>
      <text:p text:style-name="P7"><text:s text:c="4"/>Node* first() const;</text:p>
      <text:p text:style-name="P7"><text:s text:c="4"/>Node* next(const Node *n) const;</text:p>
      <text:p text:style-name="P7"><text:s text:c="4"/>void append (int i);</text:p>
      <text:p text:style-name="P7"><text:s text:c="4"/>void insert (Node *n, int i);</text:p>
      <text:p text:style-name="P7"><text:s text:c="4"/>void erase (Node *n);</text:p>
      <text:p text:style-name="P7"/>
      <text:p text:style-name="P7"><text:s text:c="4"/>const Node* findMin() const;</text:p>
      <text:p text:style-name="P7"><text:s text:c="4"/>const Node* findMax() const;</text:p>
      <text:p text:style-name="P7"><text:s text:c="4"/>void testListMinMax();</text:p>
      <text:p text:style-name="P7"/>
      <text:p text:style-name="P7">};</text:p>
      <text:p text:style-name="P7"/>
      <text:p text:style-name="P7">#endif /* LIST_H_ */</text:p>
      <text:p text:style-name="P7"/>
      <text:p text:style-name="P6">List.cpp</text:p>
      <text:p text:style-name="P8">#include "List.h"</text:p>
      <text:p text:style-name="P8"/>
      <text:p text:style-name="P8">using namespace std;</text:p>
      <text:p text:style-name="P8"/>
      <text:p text:style-name="P8">List::List()</text:p>
      <text:p text:style-name="P8">{</text:p>
      <text:p text:style-name="P8"><text:s text:c="4"/>first_ = new Node();</text:p>
      <text:p text:style-name="P8"><text:s text:c="4"/>next_ = new Node();</text:p>
      <text:p text:style-name="P8">}</text:p>
      <text:p text:style-name="P8"/>
      <text:p text:style-name="P8">List::List(const List &amp;list_)</text:p>
      <text:p text:style-name="P8">{</text:p>
      <text:p text:style-name="P8"><text:s text:c="4"/>first_ = list_.first_;</text:p>
      <text:p text:style-name="P8"><text:s text:c="4"/>next_ = list_.next_;</text:p>
      <text:p text:style-name="P8"><text:soft-page-break/>}</text:p>
      <text:p text:style-name="P8"/>
      <text:p text:style-name="P8">List::~List() </text:p>
      <text:p text:style-name="P8">{</text:p>
      <text:p text:style-name="P8"><text:s text:c="4"/>Node *node_tmp = first_;</text:p>
      <text:p text:style-name="P8"><text:s text:c="4"/>Node *next_node = new Node();</text:p>
      <text:p text:style-name="P8"/>
      <text:p text:style-name="P8"><text:s text:c="4"/>if (node_tmp != nullptr)</text:p>
      <text:p text:style-name="P8"><text:s text:c="4"/>{</text:p>
      <text:p text:style-name="P8"><text:s text:c="8"/>while(next(node_tmp) != nullptr)</text:p>
      <text:p text:style-name="P8"><text:s text:c="8"/>{</text:p>
      <text:p text:style-name="P8"><text:s text:c="12"/>next_node = next(node_tmp);</text:p>
      <text:p text:style-name="P8"><text:s text:c="12"/>delete node_tmp;</text:p>
      <text:p text:style-name="P8"><text:s text:c="12"/>node_tmp = next_node;</text:p>
      <text:p text:style-name="P8"><text:s text:c="8"/>}</text:p>
      <text:p text:style-name="P8"><text:s text:c="8"/>delete node_tmp;</text:p>
      <text:p text:style-name="P8"><text:s text:c="8"/>delete next_node;</text:p>
      <text:p text:style-name="P8"><text:s text:c="4"/>}</text:p>
      <text:p text:style-name="P8">}</text:p>
      <text:p text:style-name="P8"/>
      <text:p text:style-name="P8">Node* List::first() const </text:p>
      <text:p text:style-name="P8">{</text:p>
      <text:p text:style-name="P8"><text:s text:c="4"/>return first_;</text:p>
      <text:p text:style-name="P8">}</text:p>
      <text:p text:style-name="P8"/>
      <text:p text:style-name="P8">Node* List::next(const Node *n) const</text:p>
      <text:p text:style-name="P8">{</text:p>
      <text:p text:style-name="P8"><text:s text:c="4"/>return n-&gt;next;</text:p>
      <text:p text:style-name="P8">}</text:p>
      <text:p text:style-name="P8"/>
      <text:p text:style-name="P8">void List::append (int i)</text:p>
      <text:p text:style-name="P8">{</text:p>
      <text:p text:style-name="P8"><text:s text:c="4"/>Node *node_tmp = first_;</text:p>
      <text:p text:style-name="P8"><text:s text:c="4"/>Node *next_node = new Node();</text:p>
      <text:p text:style-name="P8"/>
      <text:p text:style-name="P8"><text:s text:c="4"/>if (node_tmp-&gt;value != 0)</text:p>
      <text:p text:style-name="P8"><text:s text:c="4"/>{</text:p>
      <text:p text:style-name="P8"><text:s text:c="8"/>while(node_tmp-&gt;next != nullptr)</text:p>
      <text:p text:style-name="P8"><text:s text:c="8"/>{</text:p>
      <text:p text:style-name="P8"><text:s text:c="12"/>next_node = next(node_tmp);</text:p>
      <text:p text:style-name="P8"><text:s text:c="12"/>node_tmp = next_node;</text:p>
      <text:p text:style-name="P8"><text:s text:c="8"/>}</text:p>
      <text:p text:style-name="P8"><text:s text:c="8"/>node_tmp-&gt;next = new Node(i);</text:p>
      <text:p text:style-name="P8"><text:s text:c="4"/>}</text:p>
      <text:p text:style-name="P8"><text:s text:c="4"/>else</text:p>
      <text:p text:style-name="P8"><text:s text:c="4"/>{</text:p>
      <text:p text:style-name="P8"><text:s text:c="8"/>first_ = new Node(i);</text:p>
      <text:p text:style-name="P8"><text:s text:c="4"/>}</text:p>
      <text:p text:style-name="P8">}</text:p>
      <text:p text:style-name="P8"/>
      <text:p text:style-name="P8">void List::insert (Node *n, int i)</text:p>
      <text:p text:style-name="P8">{</text:p>
      <text:p text:style-name="P8"><text:soft-page-break/><text:s text:c="4"/>Node *current_node = first_;</text:p>
      <text:p text:style-name="P8"><text:s text:c="4"/>Node *next_node = first_;</text:p>
      <text:p text:style-name="P8"><text:s text:c="4"/>Node *prev_node = first_;</text:p>
      <text:p text:style-name="P8"><text:s text:c="4"/>Node *tmp;</text:p>
      <text:p text:style-name="P8"/>
      <text:p text:style-name="P8"><text:s text:c="4"/>if (current_node != n)</text:p>
      <text:p text:style-name="P8"><text:s text:c="4"/>{</text:p>
      <text:p text:style-name="P8"><text:s text:c="8"/>while(current_node != n)</text:p>
      <text:p text:style-name="P8"><text:s text:c="8"/>{</text:p>
      <text:p text:style-name="P8"><text:s text:c="12"/>prev_node = current_node;</text:p>
      <text:p text:style-name="P8"><text:s text:c="12"/>next_node = next(current_node);</text:p>
      <text:p text:style-name="P8"><text:s text:c="12"/>current_node = next_node;</text:p>
      <text:p text:style-name="P8"><text:s text:c="8"/>}</text:p>
      <text:p text:style-name="P8"><text:s text:c="8"/>tmp = new Node(i);</text:p>
      <text:p text:style-name="P8"><text:s text:c="8"/>tmp-&gt;next = current_node;</text:p>
      <text:p text:style-name="P8"><text:s text:c="8"/>prev_node = tmp;</text:p>
      <text:p text:style-name="P8"><text:s text:c="4"/>}</text:p>
      <text:p text:style-name="P8"><text:s text:c="4"/>else</text:p>
      <text:p text:style-name="P8"><text:s text:c="4"/>{ </text:p>
      <text:p text:style-name="P8"><text:s text:c="8"/>tmp = new Node(i);</text:p>
      <text:p text:style-name="P8"><text:s text:c="8"/>tmp-&gt;next = current_node;</text:p>
      <text:p text:style-name="P8"><text:s text:c="8"/>first_ = tmp;</text:p>
      <text:p text:style-name="P8"><text:s text:c="4"/>}</text:p>
      <text:p text:style-name="P8">}</text:p>
      <text:p text:style-name="P8"/>
      <text:p text:style-name="P8">void List::erase (Node *n)</text:p>
      <text:p text:style-name="P8">{</text:p>
      <text:p text:style-name="P8"><text:s text:c="4"/>Node *node_tmp = first_;</text:p>
      <text:p text:style-name="P8"><text:s text:c="4"/>Node *next_node = nullptr;</text:p>
      <text:p text:style-name="P8"/>
      <text:p text:style-name="P8"><text:s text:c="4"/>if (node_tmp != n)</text:p>
      <text:p text:style-name="P8"><text:s text:c="4"/>{</text:p>
      <text:p text:style-name="P8"><text:s text:c="8"/>while(node_tmp != n)</text:p>
      <text:p text:style-name="P8"><text:s text:c="8"/>{</text:p>
      <text:p text:style-name="P8"><text:s text:c="12"/>next_node = next(node_tmp);</text:p>
      <text:p text:style-name="P8"><text:s text:c="12"/>node_tmp = next_node;</text:p>
      <text:p text:style-name="P8"><text:s text:c="8"/>}</text:p>
      <text:p text:style-name="P8"><text:s text:c="8"/>next_node = next(node_tmp);</text:p>
      <text:p text:style-name="P8"><text:s text:c="8"/>node_tmp-&gt;next = next(next(node_tmp));</text:p>
      <text:p text:style-name="P8"><text:s text:c="8"/>delete next_node;</text:p>
      <text:p text:style-name="P8"><text:s text:c="4"/>}</text:p>
      <text:p text:style-name="P8"><text:s text:c="4"/>else</text:p>
      <text:p text:style-name="P8"><text:s text:c="4"/>{</text:p>
      <text:p text:style-name="P8"><text:s text:c="8"/>node_tmp-&gt;next = nullptr;</text:p>
      <text:p text:style-name="P8"><text:s text:c="4"/>}</text:p>
      <text:p text:style-name="P8">}</text:p>
      <text:p text:style-name="P8"/>
      <text:p text:style-name="P8">const Node* List::findMin() const</text:p>
      <text:p text:style-name="P8">{</text:p>
      <text:p text:style-name="P8"><text:s text:c="4"/>Node *node_tmp = first_;</text:p>
      <text:p text:style-name="P8"><text:s text:c="4"/>Node *min_node = first_;</text:p>
      <text:p text:style-name="P8"><text:s text:c="4"/>Node *next_node = new Node();</text:p>
      <text:p text:style-name="P8"><text:soft-page-break/></text:p>
      <text:p text:style-name="P8"><text:s text:c="4"/>while(node_tmp-&gt;next != nullptr)</text:p>
      <text:p text:style-name="P8"><text:s text:c="4"/>{</text:p>
      <text:p text:style-name="P8"><text:s text:c="8"/>next_node = next(node_tmp);</text:p>
      <text:p text:style-name="P8"><text:s text:c="8"/>node_tmp = next_node;</text:p>
      <text:p text:style-name="P8"><text:s text:c="8"/>if(node_tmp-&gt;value &lt; min_node-&gt;value)</text:p>
      <text:p text:style-name="P8"><text:s text:c="12"/>min_node = node_tmp;</text:p>
      <text:p text:style-name="P8"><text:s text:c="4"/>}</text:p>
      <text:p text:style-name="P8"><text:s text:c="4"/>return min_node;</text:p>
      <text:p text:style-name="P8">}</text:p>
      <text:p text:style-name="P8"/>
      <text:p text:style-name="P8">const Node* List::findMax() const</text:p>
      <text:p text:style-name="P8">{</text:p>
      <text:p text:style-name="P8"><text:s text:c="4"/>Node *node_tmp = first_;</text:p>
      <text:p text:style-name="P8"><text:s text:c="4"/>Node *max_node = first_;</text:p>
      <text:p text:style-name="P8"><text:s text:c="4"/>Node *next_node = new Node();</text:p>
      <text:p text:style-name="P8"/>
      <text:p text:style-name="P8"><text:s text:c="4"/>while(node_tmp-&gt;next != nullptr)</text:p>
      <text:p text:style-name="P8"><text:s text:c="4"/>{</text:p>
      <text:p text:style-name="P8"><text:s text:c="8"/>next_node = next(node_tmp);</text:p>
      <text:p text:style-name="P8"><text:s text:c="8"/>node_tmp = next_node;</text:p>
      <text:p text:style-name="P8"><text:s text:c="8"/>if(node_tmp-&gt;value &gt; max_node-&gt;value)</text:p>
      <text:p text:style-name="P8"><text:s text:c="12"/>max_node = node_tmp;</text:p>
      <text:p text:style-name="P8"><text:s text:c="4"/>}</text:p>
      <text:p text:style-name="P8"><text:s text:c="4"/>return max_node;</text:p>
      <text:p text:style-name="P8">}</text:p>
      <text:p text:style-name="P8"/>
      <text:p text:style-name="P8">void List::testListMinMax()</text:p>
      <text:p text:style-name="P8">{</text:p>
      <text:p text:style-name="P8"><text:s text:c="4"/>cout &lt;&lt;'\n'&lt;&lt;"Der min in der Liste ist: "&lt;&lt; this-&gt;findMin()-&gt;value;</text:p>
      <text:p text:style-name="P8"><text:s text:c="4"/>cout &lt;&lt;'\n'&lt;&lt;"Der max in der Liste ist: "&lt;&lt; this-&gt;findMax()-&gt;value;</text:p>
      <text:p text:style-name="P8"><text:s text:c="4"/>cout &lt;&lt;endl;</text:p>
      <text:p text:style-name="P8">}</text:p>
      <text:p text:style-name="P8"/>
      <text:p text:style-name="P6">Main.cpp</text:p>
      <text:p text:style-name="P8">#include &lt;iostream&gt;</text:p>
      <text:p text:style-name="P8">#include &lt;stdio.h&gt;</text:p>
      <text:p text:style-name="P8"/>
      <text:p text:style-name="P8">#include "List.h"</text:p>
      <text:p text:style-name="P8">#include "Node.h"</text:p>
      <text:p text:style-name="P8"/>
      <text:p text:style-name="P8">using namespace std;</text:p>
      <text:p text:style-name="P8"/>
      <text:p text:style-name="P8">int main ();</text:p>
      <text:p text:style-name="P8"/>
      <text:p text:style-name="P8">int main ()</text:p>
      <text:p text:style-name="P8">{</text:p>
      <text:p text:style-name="P8"><text:s text:c="4"/>// cout &lt;&lt; "lol"&lt;&lt;'\n';</text:p>
      <text:p text:style-name="P8"><text:s text:c="4"/>List list;</text:p>
      <text:p text:style-name="P8"><text:s text:c="4"/>list.append(2);</text:p>
      <text:p text:style-name="P8"><text:s text:c="4"/>list.append(3);</text:p>
      <text:p text:style-name="P8"><text:s text:c="4"/>list.insert(list.first(), 1);</text:p>
      <text:p text:style-name="P8"><text:soft-page-break/><text:s text:c="4"/>for (Node *n = list.first(); n != 0; n = list.next(n))</text:p>
      <text:p text:style-name="P8"><text:s text:c="8"/>std::cout &lt;&lt; n-&gt;value &lt;&lt; std::endl;</text:p>
      <text:p text:style-name="P8"><text:s text:c="4"/></text:p>
      <text:p text:style-name="P8"><text:s text:c="4"/>cout &lt;&lt;'\n'&lt;&lt;"Nach der Kopie"&lt;&lt;'\n';</text:p>
      <text:p text:style-name="P8"><text:s text:c="4"/>// Kopie von der Liste</text:p>
      <text:p text:style-name="P8"><text:s text:c="4"/>List list2 = list;</text:p>
      <text:p text:style-name="P8"><text:s text:c="4"/>for (Node *n = list2.first(); n != 0; n = list2.next(n))</text:p>
      <text:p text:style-name="P8"><text:s text:c="8"/>std::cout &lt;&lt; n-&gt;value &lt;&lt; std::endl;</text:p>
      <text:p text:style-name="P8"/>
      <text:p text:style-name="P8"><text:s text:c="4"/>//Neue Elemente werden in der Liste hinzugefügt zur Prüfung der Methode testMinMax()</text:p>
      <text:p text:style-name="P8"><text:s text:c="4"/>cout &lt;&lt;'\n'&lt;&lt;"Prüfung der Methode testMinMax()"&lt;&lt;'\n';</text:p>
      <text:p text:style-name="P8"><text:s text:c="4"/>list.append(10);</text:p>
      <text:p text:style-name="P8"><text:s text:c="4"/>list.testListMinMax();</text:p>
      <text:p text:style-name="P8"/>
      <text:p text:style-name="P8"><text:s text:c="4"/>return 0;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9:32:21.062733547</meta:creation-date>
    <dc:date>2019-05-08T09:48:19.324322342</dc:date>
    <meta:editing-duration>PT5M48S</meta:editing-duration>
    <meta:editing-cycles>1</meta:editing-cycles>
    <meta:document-statistic meta:table-count="0" meta:image-count="0" meta:object-count="0" meta:page-count="7" meta:paragraph-count="263" meta:word-count="875" meta:character-count="6079" meta:non-whitespace-character-count="4653"/>
    <meta:generator>LibreOffice/6.0.7.3$Linux_X86_64 LibreOffice_project/00m0$Build-3</meta:generator>
  </office:meta>
</office:document-meta>
</file>